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00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solid" draw:fill-color="#100f0d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96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6pt" style:font-size-asian="16pt" style:font-name-complex="CenturyGothic" style:font-size-complex="16pt"/>
    </style:style>
    <style:style style:name="T6" style:family="text">
      <style:text-properties fo:color="#000000" style:font-name="CenturyGothic" fo:font-size="10pt" style:font-size-asian="10pt" style:font-name-complex="CenturyGothic" style:font-size-complex="10pt"/>
    </style:style>
    <style:style style:name="T7" style:family="text">
      <style:text-properties fo:color="#000000" style:font-name="CourierNew" fo:font-size="16pt" style:font-size-asian="16pt" style:font-name-complex="CourierNew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2.88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4.003cm" svg:height="0.987cm" svg:x="4.751cm" svg:y="9.284cm">
          <draw:text-box>
            <text:p text:style-name="P1"><text:span text:style-name="T2">Tanımlar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0.987cm" svg:x="4.751cm" svg:y="10.187cm">
          <draw:text-box>
            <text:p text:style-name="P1"><text:span text:style-name="T2">Giriş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8</text:span></text:p>
          </draw:text-box>
        </draw:frame>
      </draw:page>
      <draw:page draw:name="page2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04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1.906cm" svg:y="4.82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2.096cm" svg:y="10.526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2.096cm" svg:y="16.226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2.096cm" svg:y="21.923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9</text:span></text:p>
          </draw:text-box>
        </draw:frame>
      </draw:page>
      <draw:page draw:name="page3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04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1.906cm" svg:y="4.82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2.096cm" svg:y="10.526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2.096cm" svg:y="16.226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441cm" svg:height="0.412cm" svg:x="2.096cm" svg:y="21.923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 kümesi <text:s text:c="41"/>çıktı kümesi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19:14.042403110</dc:date>
    <meta:editing-duration>PT36M43S</meta:editing-duration>
    <meta:editing-cycles>10</meta:editing-cycles>
    <meta:generator>LibreOffice/6.0.5.2$MacOSX_X86_64 LibreOffice_project/54c8cbb85f300ac59db32fe8a675ff7683cd5a16</meta:generator>
    <meta:document-statistic meta:object-count="75"/>
  </office:meta>
</office:document-meta>
</file>